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7315in" svg:height="3.5453in" svg:x="1.9839in" svg:y="0.0732in">
            <draw:object draw:notify-on-update-of-ranges="Sheet1.A1:Sheet1.A60 Sheet1.B1:Sheet1.B6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.00273972602739725" calcext:value-type="percentage">
            <text:p>0.27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00820416588478135" calcext:value-type="percentage">
            <text:p>0.82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.0163559124665503" calcext:value-type="percentage">
            <text:p>1.64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0271355736997936" calcext:value-type="percentage">
            <text:p>2.71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0404624836491115" calcext:value-type="percentage">
            <text:p>4.05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percentage" office:value="0.0562357030959754" calcext:value-type="percentage">
            <text:p>5.62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percentage" office:value="0.074335292351669" calcext:value-type="percentage">
            <text:p>7.43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percentage" office:value="0.0946238338891667" calcext:value-type="percentage">
            <text:p>9.46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0.116948177711078" calcext:value-type="percentage">
            <text:p>11.69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percentage" office:value="0.141141378321733" calcext:value-type="percentage">
            <text:p>14.11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percentage" office:value="0.167024788838064" calcext:value-type="percentage">
            <text:p>16.70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percentage" office:value="0.194410275232429" calcext:value-type="percentage">
            <text:p>19.44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percentage" office:value="0.223102512004973" calcext:value-type="percentage">
            <text:p>22.31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percentage" office:value="0.252901319763686" calcext:value-type="percentage">
            <text:p>25.29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percentage" office:value="0.28360400525285" calcext:value-type="percentage">
            <text:p>28.36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percentage" office:value="0.315007665296561" calcext:value-type="percentage">
            <text:p>31.50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percentage" office:value="0.346911417871789" calcext:value-type="percentage">
            <text:p>34.69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percentage" office:value="0.379118526031537" calcext:value-type="percentage">
            <text:p>37.91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percentage" office:value="0.41143838358058" calcext:value-type="percentage">
            <text:p>41.14%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percentage" office:value="0.443688335165206" calcext:value-type="percentage">
            <text:p>44.37%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percentage" office:value="0.47569530766255" calcext:value-type="percentage">
            <text:p>47.57%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percentage" office:value="0.507297234323985" calcext:value-type="percentage">
            <text:p>50.73%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percentage" office:value="0.538344257914529" calcext:value-type="percentage">
            <text:p>53.83%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percentage" office:value="0.568699703969464" calcext:value-type="percentage">
            <text:p>56.87%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percentage" office:value="0.598240820135939" calcext:value-type="percentage">
            <text:p>59.82%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percentage" office:value="0.626859282263242" calcext:value-type="percentage">
            <text:p>62.69%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percentage" office:value="0.654461472342399" calcext:value-type="percentage">
            <text:p>65.45%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percentage" office:value="0.680968537477777" calcext:value-type="percentage">
            <text:p>68.10%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percentage" office:value="0.706316242719269" calcext:value-type="percentage">
            <text:p>70.63%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percentage" office:value="0.730454633728644" calcext:value-type="percentage">
            <text:p>73.05%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percentage" office:value="0.753347527850321" calcext:value-type="percentage">
            <text:p>75.33%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percentage" office:value="0.774971854175772" calcext:value-type="percentage">
            <text:p>77.50%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percentage" office:value="0.795316864620154" calcext:value-type="percentage">
            <text:p>79.53%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percentage" office:value="0.814383238874715" calcext:value-type="percentage">
            <text:p>81.44%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percentage" office:value="0.83218210637988" calcext:value-type="percentage">
            <text:p>83.22%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percentage" office:value="0.848734008216385" calcext:value-type="percentage">
            <text:p>84.87%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percentage" office:value="0.864067821082121" calcext:value-type="percentage">
            <text:p>86.41%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percentage" office:value="0.878219664366722" calcext:value-type="percentage">
            <text:p>87.82%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percentage" office:value="0.891231809817949" calcext:value-type="percentage">
            <text:p>89.12%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percentage" office:value="0.903151611481735" calcext:value-type="percentage">
            <text:p>90.32%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percentage" office:value="0.914030471561869" calcext:value-type="percentage">
            <text:p>91.40%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percentage" office:value="0.92392285565612" calcext:value-type="percentage">
            <text:p>92.39%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percentage" office:value="0.932885368551426" calcext:value-type="percentage">
            <text:p>93.29%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percentage" office:value="0.940975899465775" calcext:value-type="percentage">
            <text:p>94.10%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percentage" office:value="0.948252843367255" calcext:value-type="percentage">
            <text:p>94.83%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percentage" office:value="0.954774402833299" calcext:value-type="percentage">
            <text:p>95.48%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percentage" office:value="0.960597972879422" calcext:value-type="percentage">
            <text:p>96.06%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percentage" office:value="0.965779609322676" calcext:value-type="percentage">
            <text:p>96.58%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percentage" office:value="0.970373579577988" calcext:value-type="percentage">
            <text:p>97.04%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percentage" office:value="0.974431993334428" calcext:value-type="percentage">
            <text:p>97.44%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percentage" office:value="0.978004509334275" calcext:value-type="percentage">
            <text:p>97.80%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percentage" office:value="0.981138113483913" calcext:value-type="percentage">
            <text:p>98.11%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percentage" office:value="0.983876962758851" calcext:value-type="percentage">
            <text:p>98.39%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percentage" office:value="0.986262288816446" calcext:value-type="percentage">
            <text:p>98.63%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percentage" office:value="0.988332354885201" calcext:value-type="percentage">
            <text:p>98.83%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percentage" office:value="0.99012245934117" calcext:value-type="percentage">
            <text:p>99.01%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percentage" office:value="0.991664979389261" calcext:value-type="percentage">
            <text:p>99.17%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percentage" office:value="0.992989448417817" calcext:value-type="percentage">
            <text:p>99.30%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percentage" office:value="0.994122660865348" calcext:value-type="percentage">
            <text:p>99.41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FABRE</meta:initial-creator>
    <meta:creation-date>2014-04-17T22:26:26.588004938</meta:creation-date>
    <dc:date>2014-04-17T22:30:27.016519699</dc:date>
    <dc:creator>Laurent FABRE</dc:creator>
    <meta:editing-duration>P0D</meta:editing-duration>
    <meta:editing-cycles>1</meta:editing-cycles>
    <meta:document-statistic meta:table-count="1" meta:cell-count="120" meta:object-count="1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6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099cm" svg:height="9.006cm" xlink:href=".." xlink:type="simple" chart:class="chart:scatter" chart:style-name="ch1">
        <chart:title svg:x="0.303cm" svg:y="0.316cm" chart:style-name="ch2">
          <text:p>Probability that at least 2 people have the same anniversary in a group of N people</text:p>
        </chart:title>
        <chart:plot-area chart:style-name="ch3" table:cell-range-address="Sheet1.A1:Sheet1.B60" svg:x="1.352cm" svg:y="1.661cm" svg:width="15.065cm" svg:height="6.184cm">
          <chartooo:coordinate-region svg:x="2.952cm" svg:y="1.86cm" svg:width="13.278cm" svg:height="5.338cm"/>
          <chart:axis chart:dimension="x" chart:name="primary-x" chart:style-name="ch4">
            <chart:title svg:x="7.252cm" svg:y="8.025cm" chart:style-name="ch5">
              <text:p>People in the group N</text:p>
            </chart:title>
          </chart:axis>
          <chart:axis chart:dimension="y" chart:name="primary-y" chart:style-name="ch6">
            <chart:title svg:x="0.451cm" svg:y="5.869cm" chart:style-name="ch7">
              <text:p>Probability (%)</text:p>
            </chart:title>
            <chart:grid chart:style-name="ch8" chart:class="major"/>
          </chart:axis>
          <chart:series chart:style-name="ch9" chart:values-cell-range-address="Sheet1.B1:Sheet1.B60" chart:class="chart:scatter">
            <chart:domain table:cell-range-address="Sheet1.A1:Sheet1.A60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60</svg:desc>
                </draw:g>
              </table:table-cell>
              <table:table-cell office:value-type="float" office:value="0">
                <text:p>0</text:p>
                <draw:g>
                  <svg:desc>Sheet1.B1:Sheet1.B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273972602739725">
                <text:p>0.002739726027397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820416588478135">
                <text:p>0.008204165884781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163559124665503">
                <text:p>0.01635591246655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271355736997936">
                <text:p>0.02713557369979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404624836491115">
                <text:p>0.04046248364911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562357030959754">
                <text:p>0.05623570309597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74335292351669">
                <text:p>0.0743352923516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946238338891667">
                <text:p>0.0946238338891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116948177711078">
                <text:p>0.1169481777110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141141378321733">
                <text:p>0.1411413783217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167024788838064">
                <text:p>0.1670247888380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194410275232429">
                <text:p>0.1944102752324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223102512004973">
                <text:p>0.2231025120049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252901319763686">
                <text:p>0.2529013197636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28360400525285">
                <text:p>0.283604005252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315007665296561">
                <text:p>0.3150076652965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346911417871789">
                <text:p>0.3469114178717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379118526031537">
                <text:p>0.3791185260315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41143838358058">
                <text:p>0.411438383580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443688335165206">
                <text:p>0.4436883351652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47569530766255">
                <text:p>0.475695307662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507297234323985">
                <text:p>0.5072972343239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538344257914529">
                <text:p>0.5383442579145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568699703969464">
                <text:p>0.5686997039694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598240820135939">
                <text:p>0.5982408201359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626859282263242">
                <text:p>0.6268592822632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654461472342399">
                <text:p>0.6544614723423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680968537477777">
                <text:p>0.6809685374777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706316242719269">
                <text:p>0.7063162427192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730454633728644">
                <text:p>0.7304546337286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753347527850321">
                <text:p>0.7533475278503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774971854175772">
                <text:p>0.7749718541757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795316864620154">
                <text:p>0.7953168646201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814383238874715">
                <text:p>0.8143832388747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83218210637988">
                <text:p>0.832182106379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848734008216385">
                <text:p>0.8487340082163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864067821082121">
                <text:p>0.8640678210821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878219664366722">
                <text:p>0.8782196643667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891231809817949">
                <text:p>0.8912318098179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903151611481735">
                <text:p>0.9031516114817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914030471561869">
                <text:p>0.9140304715618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92392285565612">
                <text:p>0.923922855656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932885368551426">
                <text:p>0.9328853685514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940975899465775">
                <text:p>0.9409758994657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948252843367255">
                <text:p>0.9482528433672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954774402833299">
                <text:p>0.9547744028332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960597972879422">
                <text:p>0.9605979728794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965779609322676">
                <text:p>0.9657796093226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970373579577988">
                <text:p>0.9703735795779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974431993334428">
                <text:p>0.9744319933344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978004509334275">
                <text:p>0.9780045093342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981138113483913">
                <text:p>0.9811381134839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983876962758851">
                <text:p>0.9838769627588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986262288816446">
                <text:p>0.9862622888164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988332354885201">
                <text:p>0.9883323548852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99012245934117">
                <text:p>0.990122459341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991664979389261">
                <text:p>0.9916649793892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992989448417817">
                <text:p>0.9929894484178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994122660865348">
                <text:p>0.9941226608653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